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89928" calcext:value-type="float">
            <text:p>289928</text:p>
          </table:table-cell>
          <table:table-cell office:value-type="float" office:value="250048" calcext:value-type="float">
            <text:p>250048</text:p>
          </table:table-cell>
          <table:table-cell office:value-type="float" office:value="125752" calcext:value-type="float">
            <text:p>125752</text:p>
          </table:table-cell>
          <table:table-cell/>
          <table:table-cell table:formula="of:=([.B2]-[.O$2])^2" office:value-type="float" office:value="3568198543.36" calcext:value-type="float">
            <text:p>3568198543.36</text:p>
          </table:table-cell>
          <table:table-cell table:formula="of:=([.C2]-[.P$2])^2" office:value-type="float" office:value="16048633162.24" calcext:value-type="float">
            <text:p>16048633162.24</text:p>
          </table:table-cell>
          <table:table-cell table:formula="of:=([.D2]-[.Q$2])^2" office:value-type="float" office:value="757614615.039999" calcext:value-type="float">
            <text:p>757614615.039999</text:p>
          </table:table-cell>
          <table:table-cell table:formula="of:=([.E2]-[.R$2])^2" office:value-type="float" office:value="2591624464" calcext:value-type="float">
            <text:p>2591624464</text:p>
          </table:table-cell>
          <table:table-cell table:formula="of:=([.F2]-[.S$2])^2" office:value-type="float" office:value="539131248.640001" calcext:value-type="float">
            <text:p>539131248.640001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182982.4" calcext:value-type="float">
            <text:p>182982.4</text:p>
          </table:table-cell>
          <table:table-cell table:formula="of:=AVERAGE([.C2:.C11])" office:value-type="float" office:value="2081731.2" calcext:value-type="float">
            <text:p>2081731.2</text:p>
          </table:table-cell>
          <table:table-cell table:formula="of:=AVERAGE([.D2:.D11])" office:value-type="float" office:value="317452.8" calcext:value-type="float">
            <text:p>317452.8</text:p>
          </table:table-cell>
          <table:table-cell table:formula="of:=AVERAGE([.E2:.E11])" office:value-type="float" office:value="300956" calcext:value-type="float">
            <text:p>300956</text:p>
          </table:table-cell>
          <table:table-cell table:formula="of:=AVERAGE([.F2:.F11])" office:value-type="float" office:value="148971.2" calcext:value-type="float">
            <text:p>148971.2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955488" calcext:value-type="float">
            <text:p>1955488</text:p>
          </table:table-cell>
          <table:table-cell office:value-type="float" office:value="294096" calcext:value-type="float">
            <text:p>294096</text:p>
          </table:table-cell>
          <table:table-cell office:value-type="float" office:value="260712" calcext:value-type="float">
            <text:p>260712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([.B3]-[.O$2])^2" office:value-type="float" office:value="3276234434.56" calcext:value-type="float">
            <text:p>3276234434.56</text:p>
          </table:table-cell>
          <table:table-cell table:formula="of:=([.C3]-[.P$2])^2" office:value-type="float" office:value="15937345546.24" calcext:value-type="float">
            <text:p>15937345546.24</text:p>
          </table:table-cell>
          <table:table-cell table:formula="of:=([.D3]-[.Q$2])^2" office:value-type="float" office:value="545540106.239999" calcext:value-type="float">
            <text:p>545540106.239999</text:p>
          </table:table-cell>
          <table:table-cell table:formula="of:=([.E3]-[.R$2])^2" office:value-type="float" office:value="1619579536" calcext:value-type="float">
            <text:p>1619579536</text:p>
          </table:table-cell>
          <table:table-cell table:formula="of:=([.F3]-[.S$2])^2" office:value-type="float" office:value="536904509.440001" calcext:value-type="float">
            <text:p>536904509.440001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3978723376.64" calcext:value-type="float">
            <text:p>3978723376.64</text:p>
          </table:table-cell>
          <table:table-cell table:formula="of:=SUM([.I2:.I11])/10" office:value-type="float" office:value="27022084456.96" calcext:value-type="float">
            <text:p>27022084456.96</text:p>
          </table:table-cell>
          <table:table-cell table:formula="of:=SUM([.J2:.J11])/10" office:value-type="float" office:value="728511183.36" calcext:value-type="float">
            <text:p>728511183.36</text:p>
          </table:table-cell>
          <table:table-cell table:formula="of:=SUM([.K2:.K11])/10" office:value-type="float" office:value="2772835164.8" calcext:value-type="float">
            <text:p>2772835164.8</text:p>
          </table:table-cell>
          <table:table-cell table:formula="of:=SUM([.L2:.L11])/10" office:value-type="float" office:value="501278952.96" calcext:value-type="float">
            <text:p>501278952.96</text:p>
          </table:table-cell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957088" calcext:value-type="float">
            <text:p>1957088</text:p>
          </table:table-cell>
          <table:table-cell office:value-type="float" office:value="295880" calcext:value-type="float">
            <text:p>295880</text:p>
          </table:table-cell>
          <table:table-cell office:value-type="float" office:value="261568" calcext:value-type="float">
            <text:p>261568</text:p>
          </table:table-cell>
          <table:table-cell office:value-type="float" office:value="128168" calcext:value-type="float">
            <text:p>128168</text:p>
          </table:table-cell>
          <table:table-cell/>
          <table:table-cell table:formula="of:=([.B4]-[.O$2])^2" office:value-type="float" office:value="2285451880.96" calcext:value-type="float">
            <text:p>2285451880.96</text:p>
          </table:table-cell>
          <table:table-cell table:formula="of:=([.C4]-[.P$2])^2" office:value-type="float" office:value="15535927306.24" calcext:value-type="float">
            <text:p>15535927306.24</text:p>
          </table:table-cell>
          <table:table-cell table:formula="of:=([.D4]-[.Q$2])^2" office:value-type="float" office:value="465385699.84" calcext:value-type="float">
            <text:p>465385699.84</text:p>
          </table:table-cell>
          <table:table-cell table:formula="of:=([.E4]-[.R$2])^2" office:value-type="float" office:value="1551414544" calcext:value-type="float">
            <text:p>1551414544</text:p>
          </table:table-cell>
          <table:table-cell table:formula="of:=([.F4]-[.S$2])^2" office:value-type="float" office:value="432773130.24" calcext:value-type="float">
            <text:p>432773130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959608" calcext:value-type="float">
            <text:p>1959608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9768" calcext:value-type="float">
            <text:p>269768</text:p>
          </table:table-cell>
          <table:table-cell office:value-type="float" office:value="128544" calcext:value-type="float">
            <text:p>128544</text:p>
          </table:table-cell>
          <table:table-cell/>
          <table:table-cell table:formula="of:=([.B5]-[.O$2])^2" office:value-type="float" office:value="2202087016.96" calcext:value-type="float">
            <text:p>2202087016.96</text:p>
          </table:table-cell>
          <table:table-cell table:formula="of:=([.C5]-[.P$2])^2" office:value-type="float" office:value="14914075978.24" calcext:value-type="float">
            <text:p>14914075978.24</text:p>
          </table:table-cell>
          <table:table-cell table:formula="of:=([.D5]-[.Q$2])^2" office:value-type="float" office:value="415703165.44" calcext:value-type="float">
            <text:p>415703165.44</text:p>
          </table:table-cell>
          <table:table-cell table:formula="of:=([.E5]-[.R$2])^2" office:value-type="float" office:value="972691344" calcext:value-type="float">
            <text:p>972691344</text:p>
          </table:table-cell>
          <table:table-cell table:formula="of:=([.F5]-[.S$2])^2" office:value-type="float" office:value="417270499.840001" calcext:value-type="float">
            <text:p>417270499.84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990640" calcext:value-type="float">
            <text:p>1990640</text:p>
          </table:table-cell>
          <table:table-cell office:value-type="float" office:value="298216" calcext:value-type="float">
            <text:p>298216</text:p>
          </table:table-cell>
          <table:table-cell office:value-type="float" office:value="271088" calcext:value-type="float">
            <text:p>271088</text:p>
          </table:table-cell>
          <table:table-cell office:value-type="float" office:value="130712" calcext:value-type="float">
            <text:p>130712</text:p>
          </table:table-cell>
          <table:table-cell/>
          <table:table-cell table:formula="of:=([.B6]-[.O$2])^2" office:value-type="float" office:value="517580700.16" calcext:value-type="float">
            <text:p>517580700.16</text:p>
          </table:table-cell>
          <table:table-cell table:formula="of:=([.C6]-[.P$2])^2" office:value-type="float" office:value="8297606717.43999" calcext:value-type="float">
            <text:p>8297606717.43999</text:p>
          </table:table-cell>
          <table:table-cell table:formula="of:=([.D6]-[.Q$2])^2" office:value-type="float" office:value="370054474.24" calcext:value-type="float">
            <text:p>370054474.24</text:p>
          </table:table-cell>
          <table:table-cell table:formula="of:=([.E6]-[.R$2])^2" office:value-type="float" office:value="892097424" calcext:value-type="float">
            <text:p>892097424</text:p>
          </table:table-cell>
          <table:table-cell table:formula="of:=([.F6]-[.S$2])^2" office:value-type="float" office:value="333398384.64" calcext:value-type="float">
            <text:p>333398384.6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2104568" calcext:value-type="float">
            <text:p>2104568</text:p>
          </table:table-cell>
          <table:table-cell office:value-type="float" office:value="298984" calcext:value-type="float">
            <text:p>298984</text:p>
          </table:table-cell>
          <table:table-cell office:value-type="float" office:value="272424" calcext:value-type="float">
            <text:p>272424</text:p>
          </table:table-cell>
          <table:table-cell office:value-type="float" office:value="155528" calcext:value-type="float">
            <text:p>155528</text:p>
          </table:table-cell>
          <table:table-cell/>
          <table:table-cell table:formula="of:=([.B7]-[.O$2])^2" office:value-type="float" office:value="493479567.36" calcext:value-type="float">
            <text:p>493479567.36</text:p>
          </table:table-cell>
          <table:table-cell table:formula="of:=([.C7]-[.P$2])^2" office:value-type="float" office:value="521519434.240002" calcext:value-type="float">
            <text:p>521519434.240002</text:p>
          </table:table-cell>
          <table:table-cell table:formula="of:=([.D7]-[.Q$2])^2" office:value-type="float" office:value="341096573.44" calcext:value-type="float">
            <text:p>341096573.44</text:p>
          </table:table-cell>
          <table:table-cell table:formula="of:=([.E7]-[.R$2])^2" office:value-type="float" office:value="814075024" calcext:value-type="float">
            <text:p>814075024</text:p>
          </table:table-cell>
          <table:table-cell table:formula="of:=([.F7]-[.S$2])^2" office:value-type="float" office:value="42991626.2399999" calcext:value-type="float">
            <text:p>42991626.2399999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2040724" calcext:value-type="float">
            <text:p>2040724</text:p>
          </table:table-cell>
          <table:table-cell table:formula="of:=AVERAGE([.D4:.D9])" office:value-type="float" office:value="313218.666666667" calcext:value-type="float">
            <text:p>313218.666666667</text:p>
          </table:table-cell>
          <table:table-cell table:formula="of:=AVERAGE([.E4:.E9])" office:value-type="float" office:value="284446.666666667" calcext:value-type="float">
            <text:p>284446.666666667</text:p>
          </table:table-cell>
          <table:table-cell table:formula="of:=AVERAGE([.F4:.F9])" office:value-type="float" office:value="146773.333333333" calcext:value-type="float">
            <text:p>146773.333333333</text:p>
          </table:table-cell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11680" calcext:value-type="float">
            <text:p>2111680</text:p>
          </table:table-cell>
          <table:table-cell office:value-type="float" office:value="343792" calcext:value-type="float">
            <text:p>343792</text:p>
          </table:table-cell>
          <table:table-cell office:value-type="float" office:value="311824" calcext:value-type="float">
            <text:p>311824</text:p>
          </table:table-cell>
          <table:table-cell office:value-type="float" office:value="168480" calcext:value-type="float">
            <text:p>168480</text:p>
          </table:table-cell>
          <table:table-cell/>
          <table:table-cell table:formula="of:=([.B8]-[.O$2])^2" office:value-type="float" office:value="11932879.36" calcext:value-type="float">
            <text:p>11932879.36</text:p>
          </table:table-cell>
          <table:table-cell table:formula="of:=([.C8]-[.P$2])^2" office:value-type="float" office:value="896930621.440003" calcext:value-type="float">
            <text:p>896930621.440003</text:p>
          </table:table-cell>
          <table:table-cell table:formula="of:=([.D8]-[.Q$2])^2" office:value-type="float" office:value="693753456.640001" calcext:value-type="float">
            <text:p>693753456.640001</text:p>
          </table:table-cell>
          <table:table-cell table:formula="of:=([.E8]-[.R$2])^2" office:value-type="float" office:value="118113424" calcext:value-type="float">
            <text:p>118113424</text:p>
          </table:table-cell>
          <table:table-cell table:formula="of:=([.F8]-[.S$2])^2" office:value-type="float" office:value="380593277.44" calcext:value-type="float">
            <text:p>380593277.44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876236793.92" calcext:value-type="float">
            <text:p>876236793.92</text:p>
          </table:table-cell>
          <table:table-cell table:formula="of:=SUM([.I4:.I9])/8" office:value-type="float" office:value="5211163410.88" calcext:value-type="float">
            <text:p>5211163410.88</text:p>
          </table:table-cell>
          <table:table-cell table:formula="of:=SUM([.J4:.J9])/8" office:value-type="float" office:value="383212308.48" calcext:value-type="float">
            <text:p>383212308.48</text:p>
          </table:table-cell>
          <table:table-cell table:formula="of:=SUM([.K4:.K9])/8" office:value-type="float" office:value="588921308" calcext:value-type="float">
            <text:p>588921308</text:p>
          </table:table-cell>
          <table:table-cell table:formula="of:=SUM([.L4:.L9])/8" office:value-type="float" office:value="252069374.08" calcext:value-type="float">
            <text:p>252069374.08</text:p>
          </table:table-cell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120760" calcext:value-type="float">
            <text:p>2120760</text:p>
          </table:table-cell>
          <table:table-cell office:value-type="float" office:value="345376" calcext:value-type="float">
            <text:p>345376</text:p>
          </table:table-cell>
          <table:table-cell office:value-type="float" office:value="320008" calcext:value-type="float">
            <text:p>320008</text:p>
          </table:table-cell>
          <table:table-cell office:value-type="float" office:value="169208" calcext:value-type="float">
            <text:p>169208</text:p>
          </table:table-cell>
          <table:table-cell/>
          <table:table-cell table:formula="of:=([.B9]-[.O$2])^2" office:value-type="float" office:value="1499362306.56" calcext:value-type="float">
            <text:p>1499362306.56</text:p>
          </table:table-cell>
          <table:table-cell table:formula="of:=([.C9]-[.P$2])^2" office:value-type="float" office:value="1523247229.44" calcext:value-type="float">
            <text:p>1523247229.44</text:p>
          </table:table-cell>
          <table:table-cell table:formula="of:=([.D9]-[.Q$2])^2" office:value-type="float" office:value="779705098.240001" calcext:value-type="float">
            <text:p>779705098.240001</text:p>
          </table:table-cell>
          <table:table-cell table:formula="of:=([.E9]-[.R$2])^2" office:value-type="float" office:value="362978704" calcext:value-type="float">
            <text:p>362978704</text:p>
          </table:table-cell>
          <table:table-cell table:formula="of:=([.F9]-[.S$2])^2" office:value-type="float" office:value="409528074.24" calcext:value-type="float">
            <text:p>409528074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2141400" calcext:value-type="float">
            <text:p>2141400</text:p>
          </table:table-cell>
          <table:table-cell office:value-type="float" office:value="353800" calcext:value-type="float">
            <text:p>35380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70232" calcext:value-type="float">
            <text:p>170232</text:p>
          </table:table-cell>
          <table:table-cell/>
          <table:table-cell table:formula="of:=([.B10]-[.O$2])^2" office:value-type="float" office:value="7060301455.36" calcext:value-type="float">
            <text:p>7060301455.36</text:p>
          </table:table-cell>
          <table:table-cell table:formula="of:=([.C10]-[.P$2])^2" office:value-type="float" office:value="3560365693.44001" calcext:value-type="float">
            <text:p>3560365693.44001</text:p>
          </table:table-cell>
          <table:table-cell table:formula="of:=([.D10]-[.Q$2])^2" office:value-type="float" office:value="1321118947.84" calcext:value-type="float">
            <text:p>1321118947.84</text:p>
          </table:table-cell>
          <table:table-cell table:formula="of:=([.E10]-[.R$2])^2" office:value-type="float" office:value="5803392400" calcext:value-type="float">
            <text:p>5803392400</text:p>
          </table:table-cell>
          <table:table-cell table:formula="of:=([.F10]-[.S$2])^2" office:value-type="float" office:value="452021616.64" calcext:value-type="float">
            <text:p>452021616.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2521032" calcext:value-type="float">
            <text:p>2521032</text:p>
          </table:table-cell>
          <table:table-cell office:value-type="float" office:value="357392" calcext:value-type="float">
            <text:p>357392</text:p>
          </table:table-cell>
          <table:table-cell office:value-type="float" office:value="414984" calcext:value-type="float">
            <text:p>414984</text:p>
          </table:table-cell>
          <table:table-cell office:value-type="float" office:value="187288" calcext:value-type="float">
            <text:p>187288</text:p>
          </table:table-cell>
          <table:table-cell/>
          <table:table-cell table:formula="of:=([.B11]-[.O$2])^2" office:value-type="float" office:value="18872604981.76" calcext:value-type="float">
            <text:p>18872604981.76</text:p>
          </table:table-cell>
          <table:table-cell table:formula="of:=([.C11]-[.P$2])^2" office:value-type="float" office:value="192985192880.64" calcext:value-type="float">
            <text:p>192985192880.64</text:p>
          </table:table-cell>
          <table:table-cell table:formula="of:=([.D11]-[.Q$2])^2" office:value-type="float" office:value="1595139696.64" calcext:value-type="float">
            <text:p>1595139696.64</text:p>
          </table:table-cell>
          <table:table-cell table:formula="of:=([.E11]-[.R$2])^2" office:value-type="float" office:value="13002384784" calcext:value-type="float">
            <text:p>13002384784</text:p>
          </table:table-cell>
          <table:table-cell table:formula="of:=([.F11]-[.S$2])^2" office:value-type="float" office:value="1468177162.24" calcext:value-type="float">
            <text:p>1468177162.2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365040" calcext:value-type="float">
            <text:p>365040</text:p>
          </table:table-cell>
          <table:table-cell office:value-type="float" office:value="2555664" calcext:value-type="float">
            <text:p>2555664</text:p>
          </table:table-cell>
          <table:table-cell office:value-type="float" office:value="315496" calcext:value-type="float">
            <text:p>315496</text:p>
          </table:table-cell>
          <table:table-cell office:value-type="float" office:value="125288" calcext:value-type="float">
            <text:p>125288</text:p>
          </table:table-cell>
          <table:table-cell/>
          <table:table-cell table:formula="of:=([.B15]-[.O$15])^2" office:value-type="float" office:value="683801580.16" calcext:value-type="float">
            <text:p>683801580.16</text:p>
          </table:table-cell>
          <table:table-cell table:formula="of:=([.C15]-[.P$15])^2" office:value-type="float" office:value="418469259664" calcext:value-type="float">
            <text:p>418469259664</text:p>
          </table:table-cell>
          <table:table-cell table:formula="of:=([.D15]-[.Q$15])^2" office:value-type="float" office:value="13827533781936.6" calcext:value-type="float">
            <text:p>13827533781936.6</text:p>
          </table:table-cell>
          <table:table-cell table:formula="of:=([.E15]-[.R$15])^2" office:value-type="float" office:value="522360167.040001" calcext:value-type="float">
            <text:p>522360167.040001</text:p>
          </table:table-cell>
          <table:table-cell table:formula="of:=([.F15]-[.S$15])^2" office:value-type="float" office:value="678039936.640001" calcext:value-type="float">
            <text:p>678039936.640001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5:.B24])" office:value-type="float" office:value="140933.6" calcext:value-type="float">
            <text:p>140933.6</text:p>
          </table:table-cell>
          <table:table-cell table:formula="of:=AVERAGE([.C15:.C24])" office:value-type="float" office:value="1011932" calcext:value-type="float">
            <text:p>1011932</text:p>
          </table:table-cell>
          <table:table-cell table:formula="of:=AVERAGE([.D15:.D24])" office:value-type="float" office:value="6274203.2" calcext:value-type="float">
            <text:p>6274203.2</text:p>
          </table:table-cell>
          <table:table-cell table:formula="of:=AVERAGE([.E15:.E24])" office:value-type="float" office:value="338351.2" calcext:value-type="float">
            <text:p>338351.2</text:p>
          </table:table-cell>
          <table:table-cell table:formula="of:=AVERAGE([.F15:.F24])" office:value-type="float" office:value="151327.2" calcext:value-type="float">
            <text:p>151327.2</text:p>
          </table:table-cell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375472" calcext:value-type="float">
            <text:p>375472</text:p>
          </table:table-cell>
          <table:table-cell office:value-type="float" office:value="2572712" calcext:value-type="float">
            <text:p>2572712</text:p>
          </table:table-cell>
          <table:table-cell office:value-type="float" office:value="316872" calcext:value-type="float">
            <text:p>316872</text:p>
          </table:table-cell>
          <table:table-cell office:value-type="float" office:value="138304" calcext:value-type="float">
            <text:p>138304</text:p>
          </table:table-cell>
          <table:table-cell/>
          <table:table-cell table:formula="of:=([.B16]-[.O$15])^2" office:value-type="float" office:value="313346642.56" calcext:value-type="float">
            <text:p>313346642.56</text:p>
          </table:table-cell>
          <table:table-cell table:formula="of:=([.C16]-[.P$15])^2" office:value-type="float" office:value="405081331600" calcext:value-type="float">
            <text:p>405081331600</text:p>
          </table:table-cell>
          <table:table-cell table:formula="of:=([.D16]-[.Q$15])^2" office:value-type="float" office:value="13701037103677.4" calcext:value-type="float">
            <text:p>13701037103677.4</text:p>
          </table:table-cell>
          <table:table-cell table:formula="of:=([.E16]-[.R$15])^2" office:value-type="float" office:value="461356032.640001" calcext:value-type="float">
            <text:p>461356032.640001</text:p>
          </table:table-cell>
          <table:table-cell table:formula="of:=([.F16]-[.S$15])^2" office:value-type="float" office:value="169603738.24" calcext:value-type="float">
            <text:p>169603738.24</text:p>
          </table:table-cell>
          <table:table-cell/>
          <table:table-cell office:value-type="string" calcext:value-type="string">
            <text:p>varianza</text:p>
          </table:table-cell>
          <table:table-cell table:formula="of:=SUM([.H15:.H24])/10" office:value-type="float" office:value="185766426.24" calcext:value-type="float">
            <text:p>185766426.24</text:p>
          </table:table-cell>
          <table:table-cell table:formula="of:=SUM([.I15:.I24])/10" office:value-type="float" office:value="3614107247875.2" calcext:value-type="float">
            <text:p>3614107247875.2</text:p>
          </table:table-cell>
          <table:table-cell table:formula="of:=SUM([.J15:.J24])/10" office:value-type="float" office:value="49752860362293.8" calcext:value-type="float">
            <text:p>49752860362293.8</text:p>
          </table:table-cell>
          <table:table-cell table:formula="of:=SUM([.K15:.K24])/10" office:value-type="float" office:value="915303519.36" calcext:value-type="float">
            <text:p>915303519.36</text:p>
          </table:table-cell>
          <table:table-cell table:formula="of:=SUM([.L15:.L24])/10" office:value-type="float" office:value="199609592.96" calcext:value-type="float">
            <text:p>199609592.96</text:p>
          </table:table-cell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377080" calcext:value-type="float">
            <text:p>377080</text:p>
          </table:table-cell>
          <table:table-cell office:value-type="float" office:value="2574528" calcext:value-type="float">
            <text:p>2574528</text:p>
          </table:table-cell>
          <table:table-cell office:value-type="float" office:value="324760" calcext:value-type="float">
            <text:p>324760</text:p>
          </table:table-cell>
          <table:table-cell office:value-type="float" office:value="145520" calcext:value-type="float">
            <text:p>145520</text:p>
          </table:table-cell>
          <table:table-cell/>
          <table:table-cell table:formula="of:=([.B17]-[.O$15])^2" office:value-type="float" office:value="36067231.3600001" calcext:value-type="float">
            <text:p>36067231.3600001</text:p>
          </table:table-cell>
          <table:table-cell table:formula="of:=([.C17]-[.P$15])^2" office:value-type="float" office:value="403037061904" calcext:value-type="float">
            <text:p>403037061904</text:p>
          </table:table-cell>
          <table:table-cell table:formula="of:=([.D17]-[.Q$15])^2" office:value-type="float" office:value="13687596585495" calcext:value-type="float">
            <text:p>13687596585495</text:p>
          </table:table-cell>
          <table:table-cell table:formula="of:=([.E17]-[.R$15])^2" office:value-type="float" office:value="184720717.44" calcext:value-type="float">
            <text:p>184720717.44</text:p>
          </table:table-cell>
          <table:table-cell table:formula="of:=([.F17]-[.S$15])^2" office:value-type="float" office:value="33723571.8400001" calcext:value-type="float">
            <text:p>33723571.840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379088" calcext:value-type="float">
            <text:p>379088</text:p>
          </table:table-cell>
          <table:table-cell office:value-type="float" office:value="2576544" calcext:value-type="float">
            <text:p>2576544</text:p>
          </table:table-cell>
          <table:table-cell office:value-type="float" office:value="330592" calcext:value-type="float">
            <text:p>330592</text:p>
          </table:table-cell>
          <table:table-cell office:value-type="float" office:value="146072" calcext:value-type="float">
            <text:p>146072</text:p>
          </table:table-cell>
          <table:table-cell/>
          <table:table-cell table:formula="of:=([.B18]-[.O$15])^2" office:value-type="float" office:value="24261535.3600001" calcext:value-type="float">
            <text:p>24261535.3600001</text:p>
          </table:table-cell>
          <table:table-cell table:formula="of:=([.C18]-[.P$15])^2" office:value-type="float" office:value="400491528336" calcext:value-type="float">
            <text:p>400491528336</text:p>
          </table:table-cell>
          <table:table-cell table:formula="of:=([.D18]-[.Q$15])^2" office:value-type="float" office:value="13672683559344.6" calcext:value-type="float">
            <text:p>13672683559344.6</text:p>
          </table:table-cell>
          <table:table-cell table:formula="of:=([.E18]-[.R$15])^2" office:value-type="float" office:value="60205184.6400002" calcext:value-type="float">
            <text:p>60205184.6400002</text:p>
          </table:table-cell>
          <table:table-cell table:formula="of:=([.F18]-[.S$15])^2" office:value-type="float" office:value="27617127.0400001" calcext:value-type="float">
            <text:p>27617127.040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32192" calcext:value-type="float">
            <text:p>332192</text:p>
          </table:table-cell>
          <table:table-cell office:value-type="float" office:value="148608" calcext:value-type="float">
            <text:p>148608</text:p>
          </table:table-cell>
          <table:table-cell/>
          <table:table-cell table:formula="of:=([.B19]-[.O$15])^2" office:value-type="float" office:value="13348792.96" calcext:value-type="float">
            <text:p>13348792.96</text:p>
          </table:table-cell>
          <table:table-cell table:formula="of:=([.C19]-[.P$15])^2" office:value-type="float" office:value="400430777616" calcext:value-type="float">
            <text:p>400430777616</text:p>
          </table:table-cell>
          <table:table-cell table:formula="of:=([.D19]-[.Q$15])^2" office:value-type="float" office:value="13653226008739.8" calcext:value-type="float">
            <text:p>13653226008739.8</text:p>
          </table:table-cell>
          <table:table-cell table:formula="of:=([.E19]-[.R$15])^2" office:value-type="float" office:value="37935744.6400001" calcext:value-type="float">
            <text:p>37935744.6400001</text:p>
          </table:table-cell>
          <table:table-cell table:formula="of:=([.F19]-[.S$15])^2" office:value-type="float" office:value="7394048.64000006" calcext:value-type="float">
            <text:p>7394048.64000006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93440" calcext:value-type="float">
            <text:p>2593440</text:p>
          </table:table-cell>
          <table:table-cell office:value-type="float" office:value="332944" calcext:value-type="float">
            <text:p>332944</text:p>
          </table:table-cell>
          <table:table-cell office:value-type="float" office:value="150704" calcext:value-type="float">
            <text:p>150704</text:p>
          </table:table-cell>
          <table:table-cell/>
          <table:table-cell table:formula="of:=([.B20]-[.O$15])^2" office:value-type="float" office:value="23371423.3599999" calcext:value-type="float">
            <text:p>23371423.3599999</text:p>
          </table:table-cell>
          <table:table-cell table:formula="of:=([.C20]-[.P$15])^2" office:value-type="float" office:value="400430777616" calcext:value-type="float">
            <text:p>400430777616</text:p>
          </table:table-cell>
          <table:table-cell table:formula="of:=([.D20]-[.Q$15])^2" office:value-type="float" office:value="13548017734474.2" calcext:value-type="float">
            <text:p>13548017734474.2</text:p>
          </table:table-cell>
          <table:table-cell table:formula="of:=([.E20]-[.R$15])^2" office:value-type="float" office:value="29237811.8400001" calcext:value-type="float">
            <text:p>29237811.8400001</text:p>
          </table:table-cell>
          <table:table-cell table:formula="of:=([.F20]-[.S$15])^2" office:value-type="float" office:value="388378.240000014" calcext:value-type="float">
            <text:p>388378.240000014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7:.B22])" office:value-type="float" office:value="142868" calcext:value-type="float">
            <text:p>142868</text:p>
          </table:table-cell>
          <table:table-cell table:formula="of:=AVERAGE([.C17:.C22])" office:value-type="float" office:value="379521.333333333" calcext:value-type="float">
            <text:p>379521.333333333</text:p>
          </table:table-cell>
          <table:table-cell table:formula="of:=AVERAGE([.D17:.D22])" office:value-type="float" office:value="2933698.66666667" calcext:value-type="float">
            <text:p>2933698.66666667</text:p>
          </table:table-cell>
          <table:table-cell table:formula="of:=AVERAGE([.E17:.E22])" office:value-type="float" office:value="331310.666666667" calcext:value-type="float">
            <text:p>331310.666666667</text:p>
          </table:table-cell>
          <table:table-cell table:formula="of:=AVERAGE([.F17:.F22])" office:value-type="float" office:value="150706.666666667" calcext:value-type="float">
            <text:p>150706.666666667</text:p>
          </table:table-cell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380728" calcext:value-type="float">
            <text:p>380728</text:p>
          </table:table-cell>
          <table:table-cell office:value-type="float" office:value="2619184" calcext:value-type="float">
            <text:p>2619184</text:p>
          </table:table-cell>
          <table:table-cell office:value-type="float" office:value="333560" calcext:value-type="float">
            <text:p>333560</text:p>
          </table:table-cell>
          <table:table-cell office:value-type="float" office:value="155216" calcext:value-type="float">
            <text:p>155216</text:p>
          </table:table-cell>
          <table:table-cell/>
          <table:table-cell table:formula="of:=([.B21]-[.O$15])^2" office:value-type="float" office:value="80755384.9599999" calcext:value-type="float">
            <text:p>80755384.9599999</text:p>
          </table:table-cell>
          <table:table-cell table:formula="of:=([.C21]-[.P$15])^2" office:value-type="float" office:value="398418489616" calcext:value-type="float">
            <text:p>398418489616</text:p>
          </table:table-cell>
          <table:table-cell table:formula="of:=([.D21]-[.Q$15])^2" office:value-type="float" office:value="13359165352368.6" calcext:value-type="float">
            <text:p>13359165352368.6</text:p>
          </table:table-cell>
          <table:table-cell table:formula="of:=([.E21]-[.R$15])^2" office:value-type="float" office:value="22955597.4400001" calcext:value-type="float">
            <text:p>22955597.4400001</text:p>
          </table:table-cell>
          <table:table-cell table:formula="of:=([.F21]-[.S$15])^2" office:value-type="float" office:value="15122765.4399999" calcext:value-type="float">
            <text:p>15122765.4399999</text:p>
          </table:table-cell>
          <table:table-cell/>
          <table:table-cell office:value-type="string" calcext:value-type="string">
            <text:p>varianza</text:p>
          </table:table-cell>
          <table:table-cell table:formula="of:=SUM([.H17:.H22])/8" office:value-type="float" office:value="41353895.52" calcext:value-type="float">
            <text:p>41353895.52</text:p>
          </table:table-cell>
          <table:table-cell table:formula="of:=SUM([.I17:.I22])/8" office:value-type="float" office:value="299959169484" calcext:value-type="float">
            <text:p>299959169484</text:p>
          </table:table-cell>
          <table:table-cell table:formula="of:=SUM([.J17:.J22])/8" office:value-type="float" office:value="8816067123758.08" calcext:value-type="float">
            <text:p>8816067123758.08</text:p>
          </table:table-cell>
          <table:table-cell table:formula="of:=SUM([.K17:.K22])/8" office:value-type="float" office:value="44452886.8800001" calcext:value-type="float">
            <text:p>44452886.8800001</text:p>
          </table:table-cell>
          <table:table-cell table:formula="of:=SUM([.L17:.L22])/8" office:value-type="float" office:value="16298502.88" calcext:value-type="float">
            <text:p>16298502.88</text:p>
          </table:table-cell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381960" calcext:value-type="float">
            <text:p>381960</text:p>
          </table:table-cell>
          <table:table-cell office:value-type="float" office:value="4659320" calcext:value-type="float">
            <text:p>4659320</text:p>
          </table:table-cell>
          <table:table-cell office:value-type="float" office:value="333816" calcext:value-type="float">
            <text:p>333816</text:p>
          </table:table-cell>
          <table:table-cell office:value-type="float" office:value="158120" calcext:value-type="float">
            <text:p>158120</text:p>
          </table:table-cell>
          <table:table-cell/>
          <table:table-cell table:formula="of:=([.B22]-[.O$15])^2" office:value-type="float" office:value="153026796.16" calcext:value-type="float">
            <text:p>153026796.16</text:p>
          </table:table-cell>
          <table:table-cell table:formula="of:=([.C22]-[.P$15])^2" office:value-type="float" office:value="396864720784" calcext:value-type="float">
            <text:p>396864720784</text:p>
          </table:table-cell>
          <table:table-cell table:formula="of:=([.D22]-[.Q$15])^2" office:value-type="float" office:value="2607847749642.24" calcext:value-type="float">
            <text:p>2607847749642.24</text:p>
          </table:table-cell>
          <table:table-cell table:formula="of:=([.E22]-[.R$15])^2" office:value-type="float" office:value="20568039.0400001" calcext:value-type="float">
            <text:p>20568039.0400001</text:p>
          </table:table-cell>
          <table:table-cell table:formula="of:=([.F22]-[.S$15])^2" office:value-type="float" office:value="46142131.8399998" calcext:value-type="float">
            <text:p>46142131.83999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386528" calcext:value-type="float">
            <text:p>386528</text:p>
          </table:table-cell>
          <table:table-cell office:value-type="float" office:value="16661952" calcext:value-type="float">
            <text:p>16661952</text:p>
          </table:table-cell>
          <table:table-cell office:value-type="float" office:value="336552" calcext:value-type="float">
            <text:p>336552</text:p>
          </table:table-cell>
          <table:table-cell office:value-type="float" office:value="165552" calcext:value-type="float">
            <text:p>165552</text:p>
          </table:table-cell>
          <table:table-cell/>
          <table:table-cell table:formula="of:=([.B23]-[.O$15])^2" office:value-type="float" office:value="193387960.96" calcext:value-type="float">
            <text:p>193387960.96</text:p>
          </table:table-cell>
          <table:table-cell table:formula="of:=([.C23]-[.P$15])^2" office:value-type="float" office:value="391130163216" calcext:value-type="float">
            <text:p>391130163216</text:p>
          </table:table-cell>
          <table:table-cell table:formula="of:=([.D23]-[.Q$15])^2" office:value-type="float" office:value="107905325131901" calcext:value-type="float">
            <text:p>107905325131901</text:p>
          </table:table-cell>
          <table:table-cell table:formula="of:=([.E23]-[.R$15])^2" office:value-type="float" office:value="3237120.64000004" calcext:value-type="float">
            <text:p>3237120.64000004</text:p>
          </table:table-cell>
          <table:table-cell table:formula="of:=([.F23]-[.S$15])^2" office:value-type="float" office:value="202344935.04" calcext:value-type="float">
            <text:p>202344935.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6715152" calcext:value-type="float">
            <text:p>6715152</text:p>
          </table:table-cell>
          <table:table-cell office:value-type="float" office:value="23349512" calcext:value-type="float">
            <text:p>23349512</text:p>
          </table:table-cell>
          <table:table-cell office:value-type="float" office:value="426728" calcext:value-type="float">
            <text:p>426728</text:p>
          </table:table-cell>
          <table:table-cell office:value-type="float" office:value="179888" calcext:value-type="float">
            <text:p>179888</text:p>
          </table:table-cell>
          <table:table-cell/>
          <table:table-cell table:formula="of:=([.B24]-[.O$15])^2" office:value-type="float" office:value="336296914.56" calcext:value-type="float">
            <text:p>336296914.56</text:p>
          </table:table-cell>
          <table:table-cell table:formula="of:=([.C24]-[.P$15])^2" office:value-type="float" office:value="32526718368400" calcext:value-type="float">
            <text:p>32526718368400</text:p>
          </table:table-cell>
          <table:table-cell table:formula="of:=([.D24]-[.Q$15])^2" office:value-type="float" office:value="291566170615357" calcext:value-type="float">
            <text:p>291566170615357</text:p>
          </table:table-cell>
          <table:table-cell table:formula="of:=([.E24]-[.R$15])^2" office:value-type="float" office:value="7810458778.24" calcext:value-type="float">
            <text:p>7810458778.24</text:p>
          </table:table-cell>
          <table:table-cell table:formula="of:=([.F24]-[.S$15])^2" office:value-type="float" office:value="815719296.639999" calcext:value-type="float">
            <text:p>815719296.639999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02:23.349617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03:50.435914520</dc:date>
    <meta:generator>LibreOffice/4.2.6.3$Linux_X86_64 LibreOffice_project/420m0$Build-3</meta:generator>
    <meta:editing-duration>P0D</meta:editing-duration>
    <meta:editing-cycles>2</meta:editing-cycles>
    <meta:document-statistic meta:table-count="1" meta:cell-count="294" meta:object-count="0"/>
  </office:meta>
</office:document-meta>
</file>